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6">
      <style:text-properties fo:font-variant="normal" fo:text-transform="none" fo:color="#000000" loext:opacity="100%" fo:font-size="13.5pt" fo:letter-spacing="normal" fo:font-style="normal" fo:font-weight="normal" officeooo:rsid="00173332" officeooo:paragraph-rsid="0009c971" fo:background-color="transparent" style:font-weight-asian="normal" style:font-weight-complex="normal" loext:padding="0in" loext:border="none"/>
    </style:style>
    <style:style style:name="P2" style:family="paragraph" style:parent-style-name="Heading_20_6">
      <style:text-properties fo:font-variant="normal" fo:text-transform="none" fo:color="#000000" loext:opacity="100%" fo:font-size="13.5pt" fo:letter-spacing="normal" fo:font-style="normal" fo:font-weight="normal" officeooo:rsid="00173332" officeooo:paragraph-rsid="0009c971" style:font-weight-asian="normal" style:font-weight-complex="normal"/>
    </style:style>
    <style:style style:name="P3" style:family="paragraph" style:parent-style-name="Standard">
      <style:text-properties fo:font-weight="normal" officeooo:rsid="00173332" officeooo:paragraph-rsid="0009c971" style:font-weight-asian="normal" style:font-weight-complex="normal"/>
    </style:style>
    <style:style style:name="P4" style:family="paragraph" style:parent-style-name="Text_20_body">
      <loext:graphic-properties draw:fill="none" draw:fill-color="#ffffff"/>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000000" loext:opacity="100%" fo:font-size="9.75pt" fo:letter-spacing="normal" fo:font-style="normal" fo:font-weight="normal" officeooo:paragraph-rsid="0009c971" fo:background-color="transparent" loext:padding="0in" loext:border="none"/>
    </style:style>
    <style:style style:name="P5" style:family="paragraph" style:parent-style-name="Text_20_body">
      <loext:graphic-properties draw:fill="none" draw:fill-color="#ffffff"/>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000000" loext:opacity="100%" fo:letter-spacing="normal" officeooo:paragraph-rsid="0009c971" fo:background-color="transparent"/>
    </style:style>
    <style:style style:name="P6" style:family="paragraph" style:parent-style-name="Text_20_body">
      <loext:graphic-properties draw:fill="none" draw:fill-color="#ffffff"/>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000000" loext:opacity="100%" fo:letter-spacing="normal" officeooo:paragraph-rsid="0009c971" fo:background-color="transparent" loext:padding="0in" loext:border="none"/>
    </style:style>
    <style:style style:name="P7" style:family="paragraph" style:parent-style-name="Text_20_body">
      <loext:graphic-properties draw:fill="none" draw:fill-color="#ffffff"/>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000000" loext:opacity="100%" fo:letter-spacing="normal" officeooo:paragraph-rsid="0009c971"/>
    </style:style>
    <style:style style:name="P8" style:family="paragraph" style:parent-style-name="Text_20_body">
      <loext:graphic-properties draw:fill="none" draw:fill-color="#ffffff"/>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000000" loext:opacity="100%" fo:font-size="10.5pt" fo:letter-spacing="normal" fo:font-style="normal" fo:font-weight="normal" officeooo:paragraph-rsid="0009c971"/>
    </style:style>
    <style:style style:name="P9" style:family="paragraph" style:parent-style-name="Text_20_body">
      <loext:graphic-properties draw:fill="none" draw:fill-color="#ffffff"/>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000000" loext:opacity="100%" fo:font-size="10.5pt" fo:letter-spacing="normal" fo:font-style="normal" fo:font-weight="normal" officeooo:paragraph-rsid="0009c971" fo:background-color="transparent" loext:padding="0in" loext:border="none"/>
    </style:style>
    <style:style style:name="T1" style:family="text">
      <style:text-properties fo:background-color="transparent" loext:char-shading-value="0"/>
    </style:style>
    <style:style style:name="T2" style:family="text">
      <style:text-properties fo:background-color="transparent" loext:char-shading-value="0" loext:padding="0in" loext:border="none"/>
    </style:style>
    <style:style style:name="T3" style:family="text">
      <style:text-properties fo:font-style="italic" fo:font-weight="bold"/>
    </style:style>
    <style:style style:name="T4" style:family="text">
      <style:text-properties fo:font-style="italic" fo:font-weight="bold" fo:background-color="transparent" loext:char-shading-value="0" loext:padding="0in" loext:border="none"/>
    </style:style>
    <style:style style:name="T5" style:family="text">
      <style:text-properties fo:font-style="italic" fo:font-weight="bold" fo:background-color="transparent" loext:char-shading-value="0"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6">1ST YEAR CURRICULUM</text:h>
      <text:p text:style-name="P4">12 Pillars of Faith</text:p>
      <text:p text:style-name="P4">The Anointing</text:p>
      <text:p text:style-name="P4">Authority of the Believer</text:p>
      <text:p text:style-name="P4">Bible Doctrines</text:p>
      <text:p text:style-name="P4">Christ the Healer</text:p>
      <text:p text:style-name="P4">Christian Lifestyle</text:p>
      <text:p text:style-name="P4">Church History</text:p>
      <text:p text:style-name="P4">Faith I</text:p>
      <text:p text:style-name="P4">Gifts of the Spirit</text:p>
      <text:p text:style-name="P4">Heavenly Vision</text:p>
      <text:p text:style-name="P4">Helps &amp; The Local Church I</text:p>
      <text:p text:style-name="P4">The Holy Spirit</text:p>
      <text:p text:style-name="P4">Introduction to Revival Studies</text:p>
      <text:p text:style-name="P4">Matters of the Heart</text:p>
      <text:p text:style-name="P4">Missions I</text:p>
      <text:p text:style-name="P4">New Creation Realities</text:p>
      <text:p text:style-name="P4">New Testament Survey</text:p>
      <text:p text:style-name="P4">Old Testament Survey</text:p>
      <text:p text:style-name="P4">Prayer I</text:p>
      <text:p text:style-name="P4">Seeing Jesus as He Really Is</text:p>
      <text:p text:style-name="P4">Soul Winning I</text:p>
      <text:p text:style-name="P4">Stewardship I</text:p>
      <text:p text:style-name="P4">Submission and Authority</text:p>
      <text:p text:style-name="P4">This Present Glory</text:p>
      <text:p text:style-name="P3"/>
      <text:h text:style-name="P2" text:outline-level="6"><text:line-break/><text:span text:style-name="T1">1ST YEAR CLASS DESCRIPTIONS</text:span></text:h>
      <text:p text:style-name="P5"/>
      <text:p text:style-name="P8"><text:span text:style-name="T5">12 Pillars of Faith </text:span><text:span text:style-name="T1">- There are foundational truths in God’s Word that, as Holy Ghost-filled believers, we must truly comprehend and gras</text:span>p to be foundational truths, thereby making them pillars of our faith. This course will expound on these twelve pillars: 1) My Heart, 2) My Mission, 3) My Worship, 4) My Family, 5) My Treasure, 6) My Father, 7) My Comforter, 8) My Road Map, 9) My Absolutes, 10) My Prayer Life, 11) My Crowns, 12) My Jesus</text:p>
      <text:p text:style-name="P6"/>
      <text:p text:style-name="P8"><text:span text:style-name="T4">The Anointing </text:span><text:span text:style-name="T2">- In this series on the Anointing, Dr. Rodney Howard-Browne reveals some key truths to the anointing learned in over 30 years of ministry. The student will learn that the anointing is present to heal, deliver, set free, and set ablaze anyone who is hungry and desperate enough to be used of God.</text:span></text:p>
      <text:p text:style-name="P6"/>
      <text:p text:style-name="P9"><text:span text:style-name="T3">Authority of the Believer </text:span>– As believers we have authority that some of us may not be aware of. We may even be walking in it and not knowing it. This course is to help us open Gods word on the subject of “Authority” so that as believers we may not only live out our God given authority, but also begin to see God’s perfect plan unfold in our lives on a daily basis.</text:p>
      <text:p text:style-name="P7"/>
      <text:p text:style-name="P9"><text:span text:style-name="T3">Bible Doctrines </text:span>– In this course we will take time to study the subjects of what we believe and understand why we believe them. We will also begin to build a solid foundation on the biblical truths that our doctrine is built upon, as well as exposing false doctrines concerning what we believe.</text:p>
      <text:p text:style-name="P7"/>
      <text:p text:style-name="P9"><text:soft-page-break/><text:span text:style-name="T3">Christ the Healer </text:span>– This course will help to establish, from the scriptures, that it is God’s will to heal all today and to correct wrong thinking about certain passages of scripture misunderstood by those who oppose divine healing.</text:p>
      <text:p text:style-name="P7"/>
      <text:p text:style-name="P9"><text:span text:style-name="T3">Christian Lifestyle </text:span>– What are the outward and inward evidences of a Christian lifestyle? When we truly practice a Christian lifestyle, the inward evidence becomes obvious. God’s glory and power pours out upon all those around us. Those who live the Christian lifestyle live a pure and confident life on the inside and outside. In the epistles we find what is expected of us inwardly and outwardly.</text:p>
      <text:p text:style-name="P7"/>
      <text:p text:style-name="P9"><text:span text:style-name="T3">Church History </text:span>– The purpose of this course is to help the student become familiar with the periods of Church history, important leaders, significant issues, great movements, and the characteristics of the True Church. Emphasis will be given to the Pentecostal/Charismatic movements that have arisen since the book of Acts, and have continued throughout history to the present day.</text:p>
      <text:p text:style-name="P7"/>
      <text:p text:style-name="P9"><text:span text:style-name="T3">Faith I </text:span>– An understanding of the different types of Faith that are required to enable the student to minister in a way that will not only impact their lives but most importantly, the lives of others.</text:p>
      <text:p text:style-name="P7"/>
      <text:p text:style-name="P9"><text:span text:style-name="T3">Gifts of the Spirit </text:span>– This is a study course of the Gifts of the Spirit according to 1 Corinthians 12. The student will learn who the gifts are from, who the gifts are for, and what their purpose is, according to the Bible.</text:p>
      <text:p text:style-name="P6"/>
      <text:p text:style-name="P9"><text:span text:style-name="T3">Heavenly Vision </text:span>- In this video series, Dr. Rodney Howard-Browne reveals the foundation of heavenly vision. The students will learn that the vision that God place on the inside of us does not come from men, but by the revelation of Jesus Christ. It’s the heavenly vision that will carry you through the days that are to come on the earth. It’s an anchor to the unseen.</text:p>
      <text:p text:style-name="P7"/>
      <text:p text:style-name="P9"><text:span text:style-name="T3">Helps &amp; The Local Church I </text:span>– This course will give the student a biblical understanding of the helps ministry in relation to the local church which works in conjunction with a world wide ministry.</text:p>
      <text:p text:style-name="P6"/>
      <text:p text:style-name="P8"><text:span text:style-name="T4">The Holy Spirit </text:span><text:span text:style-name="T2">– A course on the Person and the work of the Holy Spirit. Emphasis is made on foundational truths that will radically change the students way of thinking. Students will discover what it’s like to know the person of the Holy Spirit in a great way – to really know Him as best friend.</text:span></text:p>
      <text:p text:style-name="P6"/>
      <text:p text:style-name="P9"><text:span text:style-name="T3">Intro. to Revival Studies </text:span>- In the Revival at ORU video series’, Dr. Rodney Howard-Browne explains that real revival is not just a touch but a change. Every student needs a touch from the Master’s hand, a touch that will impact and mark their entire life. When the student is touched, revived and changed by the Holy Spirit, not only will they know it but the world will hear it in their words and see it in their action and attitude. You will be impacted by the fire and the anointing of the Holy Spirit. Students will be filled with the joy of the Lord and set on fire.</text:p>
      <text:p text:style-name="P7"/>
      <text:p text:style-name="P9"><text:span text:style-name="T3">Matters of the Heart </text:span>– A study on the heart of the believer and its importance in the Christian walk. The course will show how to develop one’s heart and what it means to keep one’s heart with all diligence.</text:p>
      <text:p text:style-name="P7"/>
      <text:p text:style-name="P9"><text:span text:style-name="T3">Missions I </text:span>– God has one unified, global purpose for all He does. This course introduces the exciting biblical, historical, cultural, and strategic dimensions of His plan. It addresses key issues: the basis of and necessity for world missions, and the status of and plan for world missions. Students are introduced to basic information needed to pursue missionary training or to help lead their local church in its global ministry.</text:p>
      <text:p text:style-name="P7"/>
      <text:p text:style-name="P9"><text:span text:style-name="T3">New Creation Realities </text:span>– An investigation into the Hidden man of the Heart, the spirit man, according to the great plan of redemption. This course will scripturally unveil who we are in Christ through the new birth.</text:p>
      <text:p text:style-name="P7"><text:soft-page-break/></text:p>
      <text:p text:style-name="P9"><text:span text:style-name="T3">New Testament Survey </text:span>– The student will obtain a general knowledge of the theme and contents of each New Testament book and gain an understanding of the meaning and significance of the historical events and messages of the New Testament.</text:p>
      <text:p text:style-name="P7"/>
      <text:p text:style-name="P9"><text:span text:style-name="T3">Old Testament Survey </text:span>– The student will obtain a general knowledge of the theme and contents of each Old Testament book and gain an understanding of the meaning and significance of the historical events and messages of the Old Testament.</text:p>
      <text:p text:style-name="P7"/>
      <text:p text:style-name="P9"><text:span text:style-name="T3">Prayer I </text:span>– This course will study what prayer is and how to get prayers answered; the purpose, the necessity, the possibilities, the power, the weapons, and the essentials of prayer.</text:p>
      <text:p text:style-name="P6"/>
      <text:p text:style-name="P9"><text:span text:style-name="T3">Seeing Jesus as He Really Is</text:span>- This course offers an intimate and inspirational look at the life of Jesus. Using the text Seeing Jesus As He Really Is, this course will explore the Gospels as they reveal Jesus.</text:p>
      <text:p text:style-name="P7"/>
      <text:p text:style-name="P9"><text:span text:style-name="T3">Soul Winning I </text:span>– This is a course on introducing Christ to others in the work place, on foreign fields, and local neighborhoods. Each student will experience the joy of leading others to Christ and then follow up with them to make them disciples.</text:p>
      <text:p text:style-name="P7"/>
      <text:p text:style-name="P9"><text:span text:style-name="T3">Stewardship I</text:span>– This course will familiarize the student with many scriptures that pertain to finances and stewardship. A foundation is given for personal life as well as equipping with truths needed for preaching on stewardship and giving in ministry.</text:p>
      <text:p text:style-name="P7"/>
      <text:p text:style-name="P9"><text:span text:style-name="T3">Submission &amp; Authority</text:span>– The student will realize the importance of submission and authority in their daily walk of faith and learn how to be prepared to submit to authority while learning how to walk in God-given authority.</text:p>
      <text:p text:style-name="P7"/>
      <text:p text:style-name="P8"><text:span text:style-name="T4">This Present Glory</text:span>- This course will address the current situation within the body of Christ on the subject of spiritual warfare with a central focus on the "light" which is the Lord, rather than the "darkness" that is in the world. The spiritual weapons available to us as Christians will be discussed in detail. Using the word of God, a comparison will be made between current beliefs about spiritual warfare to reveal what is a fact and what is fiction. You will learn what spiritual warfare is and how the battle is fought.</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2T15:36:41.995790854</meta:creation-date>
    <dc:date>2023-07-02T15:44:17.600022084</dc:date>
    <meta:editing-duration>PT7M36S</meta:editing-duration>
    <meta:editing-cycles>2</meta:editing-cycles>
    <meta:generator>LibreOffice/7.3.7.2$Linux_X86_64 LibreOffice_project/30$Build-2</meta:generator>
    <meta:document-statistic meta:table-count="0" meta:image-count="0" meta:object-count="0" meta:page-count="3" meta:paragraph-count="50" meta:word-count="1349" meta:character-count="7721" meta:non-whitespace-character-count="6404"/>
  </office:meta>
</office:document-meta>
</file>